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3cm"/>
    </style:style>
    <style:style style:name="co2" style:family="table-column">
      <style:table-column-properties fo:break-before="auto" style:column-width="11.125cm"/>
    </style:style>
    <style:style style:name="co3" style:family="table-column">
      <style:table-column-properties fo:break-before="auto" style:column-width="10.8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FreeSans"/>
    </style:style>
    <style:style style:name="ce5" style:family="table-cell" style:parent-style-name="Default">
      <style:text-properties style:font-name="FreeSan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FreeSans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cm"/>
      <style:text-properties style:font-name="FreeSans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ce6"/>
        <table:table-row table:style-name="ro1">
          <table:table-cell table:style-name="ce3"/>
          <table:table-cell/>
          <table:table-cell table:style-name="ce8"/>
          <table:table-cell table:number-columns-repeated="1021"/>
        </table:table-row>
        <table:table-row table:style-name="ro1">
          <table:table-cell table:style-name="ce3" office:value-type="string" calcext:value-type="string">
            <text:p>int</text:p>
          </table:table-cell>
          <table:table-cell office:value-type="string" calcext:value-type="string">
            <text:p>deal_key(int key, t_model *model)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int</text:p>
          </table:table-cell>
          <table:table-cell office:value-type="string" calcext:value-type="string">
            <text:p>deal_mouse(int code, t_model *model)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3"/>
          <table:table-cell/>
          <table:table-cell table:style-name="ce8"/>
          <table:table-cell table:number-columns-repeated="1021"/>
        </table:table-row>
        <table:table-row table:style-name="ro1">
          <table:table-cell table:style-name="ce3" office:value-type="string" calcext:value-type="string">
            <text:p>void</text:p>
          </table:table-cell>
          <table:table-cell table:style-name="ce7" office:value-type="string" calcext:value-type="string">
            <text:p>ini_net_details(t_model *model);</text:p>
          </table:table-cell>
          <table:table-cell office:value-type="string" calcext:value-type="string">
            <text:p>center point = 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oid</text:p>
          </table:table-cell>
          <table:table-cell office:value-type="string" calcext:value-type="string">
            <text:p>print_net(t_model *model)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3" office:value-type="string" calcext:value-type="string">
            <text:p>void</text:p>
          </table:table-cell>
          <table:table-cell table:style-name="ce7" office:value-type="string" calcext:value-type="string">
            <text:p>ini_max_values(t_model *model);</text:p>
          </table:table-cell>
          <table:table-cell table:style-name="ce8" office:value-type="string" calcext:value-type="string">
            <text:p>net_dim, z_min to impossible valu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oid</text:p>
          </table:table-cell>
          <table:table-cell table:style-name="ce7" office:value-type="string" calcext:value-type="string">
            <text:p>update_max_values(t_model *model, int x, int y, int z);</text:p>
          </table:table-cell>
          <table:table-cell table:style-name="ce8" office:value-type="string" calcext:value-type="string">
            <text:p>net_dim, z_min to param if its more extrem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oid</text:p>
          </table:table-cell>
          <table:table-cell table:style-name="ce7" office:value-type="string" calcext:value-type="string">
            <text:p>determine_net_center(t_model *model);</text:p>
          </table:table-cell>
          <table:table-cell office:value-type="string" calcext:value-type="string">
            <text:p>center_point is half of net_dim or z_max z_min</text:p>
          </table:table-cell>
          <table:table-cell table:number-columns-repeated="1021"/>
        </table:table-row>
        <table:table-row table:style-name="ro1">
          <table:table-cell table:style-name="ce3"/>
          <table:table-cell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ini_win(t_model *model);</text:p>
          </table:table-cell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table:style-name="ce7" office:value-type="string" calcext:value-type="string">
            <text:p>ini_dof_plus(t_model *model);</text:p>
          </table:table-cell>
          <table:table-cell table:style-name="ce8" office:value-type="string" calcext:value-type="string">
            <text:p>trans, rot, zoom, yfactor = in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table:style-name="ce7" office:value-type="string" calcext:value-type="string">
            <text:p>center_model(t_model *model);</text:p>
          </table:table-cell>
          <table:table-cell table:style-name="ce8" office:value-type="string" calcext:value-type="string">
            <text:p>trans and zoom will be s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update_image(t_model *model);</text:p>
          </table:table-cell>
          <table:table-cell table:number-columns-repeated="1022"/>
        </table:table-row>
        <table:table-row table:style-name="ro1">
          <table:table-cell table:style-name="ce3"/>
          <table:table-cell/>
          <table:table-cell table:style-name="ce8"/>
          <table:table-cell table:number-columns-repeated="1021"/>
        </table:table-row>
        <table:table-row table:style-name="ro1">
          <table:table-cell table:style-name="ce3" office:value-type="string" calcext:value-type="string">
            <text:p>void</text:p>
          </table:table-cell>
          <table:table-cell office:value-type="string" calcext:value-type="string">
            <text:p>ini_debug(t_model *model, int curr_stack_depth)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3" office:value-type="string" calcext:value-type="string">
            <text:p>void</text:p>
          </table:table-cell>
          <table:table-cell office:value-type="string" calcext:value-type="string">
            <text:p>dbg_printf(t_model *model, t_dbg_flag dbg_flg, char *str, ...)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ini_img(t_model *model);</text:p>
          </table:table-cell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create_next_img(t_model *model);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node_add_front(t_node **lst, t_node *new);</text:p>
          </table:table-cell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node_add_back(t_node **lst, t_node *new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free_list(t_node *head);</text:p>
          </table:table-cell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ain(int argc, char **argv);</text:p>
          </table:table-cell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trans_mod(t_model *model, t_bool ovr,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rot_mod(t_model *model, t_bool ovr, t_point_3d *deg);</text:p>
          </table:table-cell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scale_mod(t_model *model, t_bool ovr, double zoom, double z_factor);</text:p>
          </table:table-cell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auto_rotate(t_model *model);</text:p>
          </table:table-cell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zoom_to_start(t_model *model);</text:p>
          </table:table-cell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t_model</text:p>
          </table:table-cell>
          <table:table-cell office:value-type="string" calcext:value-type="string">
            <text:p>*new_model(int argc, char **argv);</text:p>
          </table:table-cell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lose_model(t_model *model);</text:p>
          </table:table-cell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t_node</text:p>
          </table:table-cell>
          <table:table-cell office:value-type="string" calcext:value-type="string">
            <text:p>*new_node(t_point_3d *point, int color);</text:p>
          </table:table-cell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print_node(t_model *model, t_node *node);</text:p>
          </table:table-cell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*node2str(t_model *model, t_node *node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node2point(t_model *model, t_node *node, t_point_2d *point);</text:p>
          </table:table-cell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load_file(int argc, char **argv, t_model *model);</text:p>
          </table:table-cell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*new_point(t_pnt_dim dim, int x, int y, int z);</text:p>
          </table:table-cell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print_point(t_model *model, t_point_2d *point);</text:p>
          </table:table-cell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*point2str(t_model *model, t_point_2d *point)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degree2radian(int degree);</text:p>
          </table:table-cell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int</text:p>
          </table:table-cell>
          <table:table-cell/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*free_whatever(t_model *model, char *str, ...);</text:p>
          </table:table-cell>
          <table:table-cell table:style-name="ce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style-name="ce5" table:number-columns-repeated="1024"/>
        </table:table-row>
        <table:table-row table:style-name="ro1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4:38:10.288992120</meta:creation-date>
    <dc:date>2023-05-24T17:40:51.356840444</dc:date>
    <meta:editing-duration>PT9H14M12S</meta:editing-duration>
    <meta:editing-cycles>14</meta:editing-cycles>
    <meta:generator>LibreOffice/7.3.7.2$Linux_X86_64 LibreOffice_project/30$Build-2</meta:generator>
    <meta:document-statistic meta:table-count="1" meta:cell-count="79" meta:object-count="0"/>
  </office:meta>
</office:document-meta>
</file>